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1681" officeooo:paragraph-rsid="001b1681"/>
    </style:style>
    <style:style style:name="P2" style:family="paragraph" style:parent-style-name="Standard">
      <style:text-properties officeooo:rsid="001b1681" officeooo:paragraph-rsid="001b32f0"/>
    </style:style>
    <style:style style:name="P3" style:family="paragraph" style:parent-style-name="Standard">
      <style:text-properties officeooo:rsid="001b32f0" officeooo:paragraph-rsid="001b32f0"/>
    </style:style>
    <style:style style:name="P4" style:family="paragraph" style:parent-style-name="Standard">
      <style:text-properties fo:font-weight="normal" officeooo:rsid="001b1681" officeooo:paragraph-rsid="001b1681"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b32f0" style:font-weight-asian="normal" style:font-weight-complex="normal"/>
    </style:style>
    <style:style style:name="T4" style:family="text">
      <style:text-properties officeooo:rsid="001b32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ositionnement thématique :</text:p>
      <text:p text:style-name="P1"/>
      <text:p text:style-name="P1">1→ Physique : Mechanique (mecha flu)</text:p>
      <text:p text:style-name="P1">2 → Informatique : informatique pratique (simuation info)</text:p>
      <text:p text:style-name="P1"/>
      <text:p text:style-name="P1"/>
      <text:p text:style-name="P1">2)Bibliographie detaillée :</text:p>
      <text:p text:style-name="P1"/>
      <text:p text:style-name="P1"><text:tab/>Pour ce tipe je me baserai sur des travaux de mecha sur l’analyse du vent en domaine urbain, <text:span text:style-name="T1">thèse 1</text:span><text:span text:style-name="T2"> ainsi que d’autres articles sur le sujet trouvés au fur et a mesure de mes recherches. De même la simulation informatique basée sur les équations de navier stockes ou non afin de simuler le fluide via différentes techniques </text:span><text:span text:style-name="T1">article jv</text:span><text:span text:style-name="T2">. </text:span></text:p>
      <text:p text:style-name="P4"/>
      <text:p text:style-name="P1"><text:span text:style-name="T2">/!\ </text:span><text:span text:style-name="T3">a completer au fur et a mesure des articles rencontrés /!\</text:span></text:p>
      <text:p text:style-name="P1"/>
      <text:p text:style-name="P2">3)<text:span text:style-name="T4">Problématique :</text:span></text:p>
      <text:p text:style-name="P2"/>
      <text:p text:style-name="P2"><text:tab/>En quoi la géométrie de l’espace urbain influe t’elle sur les écoulement de vent dans la ville et en quoi diriger ces écoulement est important ?</text:p>
      <text:p text:style-name="P2"/>
      <text:p text:style-name="P2"/>
      <text:p text:style-name="P1"/>
      <text:p text:style-name="P1">4)<text:span text:style-name="T4">Objectifs du TIPE :</text:span></text:p>
      <text:p text:style-name="P1"/>
      <text:p text:style-name="P1"><text:tab/><text:span text:style-name="T4">L’objectif de ce tipe est de simuler l’action des bâtiments sur le vent dans une ville et de voir comment contrôler et diriger ces écoulement de vent afin de maximiser leur effet bénéfique pour la ville et d’en soustraire les inconvénients.</text:span></text:p>
      <text:p text:style-name="P1"/>
      <text:p text:style-name="P1">/!\ <text:span text:style-name="T4">Faire valider et finir de construire (moitié mots) /!\</text:span></text:p>
      <text:p text:style-name="P1"/>
      <text:p text:style-name="P1">5)<text:span text:style-name="T4">Liste des références biblio</text:span></text:p>
      <text:p text:style-name="P1"/>
      <text:p text:style-name="P3">1) thèse vent</text:p>
      <text:p text:style-name="P3">2) article modélisation jv</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6:22:28.991000000</meta:creation-date>
    <dc:date>2022-10-21T20:19:21.194000000</dc:date>
    <meta:editing-duration>P1DT4H44M4S</meta:editing-duration>
    <meta:editing-cycles>4</meta:editing-cycles>
    <meta:generator>LibreOffice/7.3.5.2$Windows_X86_64 LibreOffice_project/184fe81b8c8c30d8b5082578aee2fed2ea847c01</meta:generator>
    <meta:document-statistic meta:table-count="0" meta:image-count="0" meta:object-count="0" meta:page-count="1" meta:paragraph-count="14" meta:word-count="186" meta:character-count="1099" meta:non-whitespace-character-count="923"/>
  </office:meta>
</office:document-meta>
</file>